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318cm" fo:min-width="12.446cm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9ae" draw:textarea-horizontal-align="justify" draw:textarea-vertical-align="middle" draw:auto-grow-height="false" fo:min-height="2.998cm" fo:min-width="11.888cm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.944cm" fo:min-width="11.38cm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f9ae" draw:textarea-horizontal-align="justify" draw:textarea-vertical-align="middle" draw:auto-grow-height="false" fo:min-height="0.839cm" fo:min-width="2.998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9ae" draw:textarea-horizontal-align="justify" draw:textarea-vertical-align="middle" draw:auto-grow-height="false" fo:min-height="0.839cm" fo:min-width="3.482cm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f9ae" draw:textarea-horizontal-align="justify" draw:textarea-vertical-align="middle" draw:auto-grow-height="false" fo:min-height="0.839cm" fo:min-width="4.141cm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9ae"/>
      <style:paragraph-properties fo:text-align="center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4.318cm" svg:x="3.286cm" svg:y="2.27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44cm" svg:height="0.712cm" svg:x="4.644cm" svg:y="2.397cm">
          <draw:text-box>
            <text:p><text:span text:style-name="T1">SecurityContextHolder</text:span></text:p>
          </draw:text-box>
        </draw:frame>
        <draw:custom-shape draw:style-name="gr3" draw:text-style-name="P3" draw:layer="layout" svg:width="11.938cm" svg:height="3.048cm" svg:x="3.54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44cm" svg:height="0.712cm" svg:x="4.644cm" svg:y="3.411cm">
          <draw:text-box>
            <text:p><text:span text:style-name="T1">SecurityContext</text:span></text:p>
          </draw:text-box>
        </draw:frame>
        <draw:custom-shape draw:style-name="gr4" draw:text-style-name="P1" draw:layer="layout" svg:width="11.43cm" svg:height="1.994cm" svg:x="3.802cm" svg:y="4.2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26cm" svg:height="0.712cm" svg:x="5.304cm" svg:y="4.295cm">
          <draw:text-box>
            <text:p><text:span text:style-name="T1">Authentication</text:span></text:p>
          </draw:text-box>
        </draw:frame>
        <draw:custom-shape draw:style-name="gr5" draw:text-style-name="P3" draw:layer="layout" svg:width="3.048cm" svg:height="0.889cm" svg:x="4.048cm" svg:y="5.191cm"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32cm" svg:height="0.889cm" svg:x="7.247cm" svg:y="5.191cm">
          <text:p text:style-name="P1">Credential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91cm" svg:height="0.889cm" svg:x="10.906cm" svg:y="5.191cm">
          <text:p text:style-name="P1">Authoriti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200" draw:textarea-horizontal-align="justify" draw:auto-grow-height="true" fo:wrap-option="wrap" draw:shadow="hidden" draw:shadow-offset-x="0.203cm" draw:shadow-offset-y="0.203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3:53:46.323687448</meta:creation-date>
    <dc:date>2020-02-14T14:24:03.786255169</dc:date>
    <meta:editing-duration>PT9M57S</meta:editing-duration>
    <meta:editing-cycles>1</meta:editing-cycles>
    <meta:document-statistic meta:object-count="9"/>
    <meta:generator>LibreOffice/6.0.7.3$Linux_X86_64 LibreOffice_project/00m0$Build-3</meta:generator>
  </office:meta>
</office:document-meta>
</file>